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Nigeri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3-17" calcext:value-type="date">
            <text:p>17/03/201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ani herds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1312" calcext:value-type="float">
            <text:p>213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9" calcext:value-type="date">
            <text:p>29/09/201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33" calcext:value-type="float">
            <text:p>207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7" calcext:value-type="date">
            <text:p>17/01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ir Force, US Militar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tract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35" calcext:value-type="float">
            <text:p>205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1" calcext:value-type="date">
            <text:p>01/0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15" calcext:value-type="float">
            <text:p>31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23" calcext:value-type="date">
            <text:p>23/0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16" calcext:value-type="float">
            <text:p>316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9" calcext:value-type="date">
            <text:p>09/04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01" calcext:value-type="float">
            <text:p>225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8" calcext:value-type="date">
            <text:p>28/04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17" calcext:value-type="float">
            <text:p>316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14" calcext:value-type="date">
            <text:p>14/05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79" calcext:value-type="float">
            <text:p>276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20" calcext:value-type="date">
            <text:p>20/05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Unarmed Perpetrato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747" calcext:value-type="float">
            <text:p>27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8" calcext:value-type="date">
            <text:p>08/06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, Oth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1619" calcext:value-type="float">
            <text:p>316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10" calcext:value-type="date">
            <text:p>10/06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630" calcext:value-type="float">
            <text:p>266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20" calcext:value-type="date">
            <text:p>20/06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18" calcext:value-type="float">
            <text:p>316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05" calcext:value-type="date">
            <text:p>05/07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766" calcext:value-type="float">
            <text:p>277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6" calcext:value-type="date">
            <text:p>26/07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22" calcext:value-type="float">
            <text:p>316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3" calcext:value-type="date">
            <text:p>03/08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27" calcext:value-type="float">
            <text:p>316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4" calcext:value-type="date">
            <text:p>04/08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67" calcext:value-type="float">
            <text:p>277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2" calcext:value-type="date">
            <text:p>22/08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29" calcext:value-type="float">
            <text:p>316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2" calcext:value-type="date">
            <text:p>22/08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68" calcext:value-type="float">
            <text:p>277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6" calcext:value-type="date">
            <text:p>16/09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21" calcext:value-type="float">
            <text:p>316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4" calcext:value-type="date">
            <text:p>24/09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69" calcext:value-type="float">
            <text:p>277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01" calcext:value-type="date">
            <text:p>01/10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31" calcext:value-type="float">
            <text:p>316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11" calcext:value-type="date">
            <text:p>11/10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30" calcext:value-type="float">
            <text:p>316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13" calcext:value-type="date">
            <text:p>13/10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OtherHealthProfessio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08" calcext:value-type="float">
            <text:p>219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30" calcext:value-type="date">
            <text:p>30/10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63" calcext:value-type="float">
            <text:p>316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31" calcext:value-type="date">
            <text:p>31/10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17" calcext:value-type="float">
            <text:p>277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5" calcext:value-type="date">
            <text:p>15/11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Doctor, 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97" calcext:value-type="float">
            <text:p>276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6" calcext:value-type="date">
            <text:p>16/11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64" calcext:value-type="float">
            <text:p>316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26" calcext:value-type="date">
            <text:p>26/11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65" calcext:value-type="float">
            <text:p>316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11" calcext:value-type="date">
            <text:p>11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40" calcext:value-type="float">
            <text:p>219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16" calcext:value-type="date">
            <text:p>16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79" calcext:value-type="float">
            <text:p>277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18" calcext:value-type="date">
            <text:p>18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Partner organis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749" calcext:value-type="float">
            <text:p>277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1" calcext:value-type="date">
            <text:p>21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66" calcext:value-type="float">
            <text:p>316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5" calcext:value-type="date">
            <text:p>25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0" calcext:value-type="float">
            <text:p>27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6" calcext:value-type="date">
            <text:p>26/12/20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95" calcext:value-type="float">
            <text:p>223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08" calcext:value-type="date">
            <text:p>08/0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0" calcext:value-type="float">
            <text:p>31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08" calcext:value-type="date">
            <text:p>08/0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96" calcext:value-type="float">
            <text:p>223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10" calcext:value-type="date">
            <text:p>10/0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97" calcext:value-type="float">
            <text:p>223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01" calcext:value-type="date">
            <text:p>01/03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46" calcext:value-type="float">
            <text:p>218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9" calcext:value-type="date">
            <text:p>29/04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60" calcext:value-type="float">
            <text:p>277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2" calcext:value-type="date">
            <text:p>22/05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8" calcext:value-type="float">
            <text:p>316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2" calcext:value-type="date">
            <text:p>22/05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57" calcext:value-type="float">
            <text:p>277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6" calcext:value-type="date">
            <text:p>26/05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53" calcext:value-type="float">
            <text:p>277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7" calcext:value-type="date">
            <text:p>27/05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06" calcext:value-type="float">
            <text:p>317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13" calcext:value-type="date">
            <text:p>13/08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52" calcext:value-type="float">
            <text:p>277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7" calcext:value-type="date">
            <text:p>17/09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Educ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51" calcext:value-type="float">
            <text:p>27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1" calcext:value-type="date">
            <text:p>01/10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705" calcext:value-type="float">
            <text:p>27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7" calcext:value-type="date">
            <text:p>07/10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08" calcext:value-type="float">
            <text:p>317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8" calcext:value-type="date">
            <text:p>08/10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09" calcext:value-type="float">
            <text:p>317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3" calcext:value-type="date">
            <text:p>13/10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0" calcext:value-type="float">
            <text:p>317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1" calcext:value-type="date">
            <text:p>01/1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50" calcext:value-type="float">
            <text:p>277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2" calcext:value-type="date">
            <text:p>02/1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9" calcext:value-type="float">
            <text:p>31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5" calcext:value-type="date">
            <text:p>05/1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0" calcext:value-type="float">
            <text:p>317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26" calcext:value-type="date">
            <text:p>26/11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1" calcext:value-type="float">
            <text:p>317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4" calcext:value-type="date">
            <text:p>04/12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29" calcext:value-type="float">
            <text:p>277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5" calcext:value-type="date">
            <text:p>05/12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2" calcext:value-type="float">
            <text:p>317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6" calcext:value-type="date">
            <text:p>06/12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17" calcext:value-type="float">
            <text:p>232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8" calcext:value-type="date">
            <text:p>08/12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28" calcext:value-type="float">
            <text:p>277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8" calcext:value-type="date">
            <text:p>18/12/20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3" calcext:value-type="float">
            <text:p>317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4" calcext:value-type="date">
            <text:p>14/01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65" calcext:value-type="float">
            <text:p>232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0" calcext:value-type="date">
            <text:p>20/03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90" calcext:value-type="float">
            <text:p>313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6" calcext:value-type="date">
            <text:p>26/03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89" calcext:value-type="float">
            <text:p>313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8" calcext:value-type="date">
            <text:p>28/03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4" calcext:value-type="float">
            <text:p>317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7" calcext:value-type="date">
            <text:p>27/04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91" calcext:value-type="float">
            <text:p>313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1" calcext:value-type="date">
            <text:p>01/05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3" calcext:value-type="float">
            <text:p>314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2" calcext:value-type="date">
            <text:p>12/05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2" calcext:value-type="float">
            <text:p>314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0" calcext:value-type="date">
            <text:p>20/06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4" calcext:value-type="float">
            <text:p>314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8" calcext:value-type="date">
            <text:p>18/07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82" calcext:value-type="float">
            <text:p>240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2" calcext:value-type="date">
            <text:p>22/07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6" calcext:value-type="float">
            <text:p>314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1" calcext:value-type="date">
            <text:p>21/08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32" calcext:value-type="float">
            <text:p>31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1" calcext:value-type="date">
            <text:p>21/08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31" calcext:value-type="float">
            <text:p>314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6" calcext:value-type="date">
            <text:p>26/08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07" calcext:value-type="float">
            <text:p>31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8" calcext:value-type="date">
            <text:p>18/09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796" calcext:value-type="float">
            <text:p>247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5" calcext:value-type="date">
            <text:p>25/09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892" calcext:value-type="float">
            <text:p>248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7" calcext:value-type="date">
            <text:p>17/11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33" calcext:value-type="float">
            <text:p>314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7" calcext:value-type="date">
            <text:p>27/11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34" calcext:value-type="float">
            <text:p>314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2" calcext:value-type="date">
            <text:p>12/12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48" calcext:value-type="float">
            <text:p>240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22" calcext:value-type="date">
            <text:p>22/12/201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83" calcext:value-type="float">
            <text:p>240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4" calcext:value-type="date">
            <text:p>04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01" calcext:value-type="float">
            <text:p>31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4" calcext:value-type="date">
            <text:p>04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9" calcext:value-type="float">
            <text:p>24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4" calcext:value-type="date">
            <text:p>14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2" calcext:value-type="float">
            <text:p>26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4" calcext:value-type="date">
            <text:p>14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43" calcext:value-type="float">
            <text:p>314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41" calcext:value-type="float">
            <text:p>31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31" calcext:value-type="date">
            <text:p>31/0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3" calcext:value-type="float">
            <text:p>264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5" calcext:value-type="date">
            <text:p>05/0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45" calcext:value-type="float">
            <text:p>314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73" calcext:value-type="float">
            <text:p>31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4" calcext:value-type="date">
            <text:p>14/03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74" calcext:value-type="float">
            <text:p>31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45" calcext:value-type="float">
            <text:p>261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9" calcext:value-type="date">
            <text:p>19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948" calcext:value-type="float">
            <text:p>259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0" calcext:value-type="date">
            <text:p>20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7" calcext:value-type="float">
            <text:p>26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2" calcext:value-type="date">
            <text:p>22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68" calcext:value-type="float">
            <text:p>264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3" calcext:value-type="date">
            <text:p>23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44" calcext:value-type="float">
            <text:p>261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6" calcext:value-type="date">
            <text:p>26/04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31" calcext:value-type="float">
            <text:p>259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8" calcext:value-type="date">
            <text:p>18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73" calcext:value-type="float">
            <text:p>259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8" calcext:value-type="date">
            <text:p>18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0" calcext:value-type="float">
            <text:p>315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46" calcext:value-type="float">
            <text:p>261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1" calcext:value-type="float">
            <text:p>315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6" calcext:value-type="date">
            <text:p>26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ir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974" calcext:value-type="float">
            <text:p>259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31" calcext:value-type="date">
            <text:p>31/05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75" calcext:value-type="float">
            <text:p>259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3" calcext:value-type="date">
            <text:p>03/06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9" calcext:value-type="float">
            <text:p>26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9" calcext:value-type="date">
            <text:p>09/06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6" calcext:value-type="float">
            <text:p>264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1" calcext:value-type="date">
            <text:p>01/07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2" calcext:value-type="float">
            <text:p>315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7" calcext:value-type="date">
            <text:p>17/07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3" calcext:value-type="float">
            <text:p>315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8" calcext:value-type="date">
            <text:p>18/07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4" calcext:value-type="float">
            <text:p>315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1" calcext:value-type="date">
            <text:p>11/08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4" calcext:value-type="float">
            <text:p>25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7" calcext:value-type="date">
            <text:p>17/08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75" calcext:value-type="float">
            <text:p>315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8" calcext:value-type="date">
            <text:p>18/08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99" calcext:value-type="float">
            <text:p>274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8" calcext:value-type="date">
            <text:p>28/08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8" calcext:value-type="float">
            <text:p>259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31" calcext:value-type="date">
            <text:p>31/08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HospitalStaff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9" calcext:value-type="float">
            <text:p>259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7" calcext:value-type="date">
            <text:p>07/09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991" calcext:value-type="float">
            <text:p>259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2" calcext:value-type="date">
            <text:p>12/09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80" calcext:value-type="float">
            <text:p>315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1" calcext:value-type="date">
            <text:p>21/09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90" calcext:value-type="float">
            <text:p>25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6" calcext:value-type="date">
            <text:p>06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1" calcext:value-type="float">
            <text:p>26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7" calcext:value-type="date">
            <text:p>07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60" calcext:value-type="float">
            <text:p>264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3" calcext:value-type="date">
            <text:p>13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85" calcext:value-type="float">
            <text:p>315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0" calcext:value-type="date">
            <text:p>20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58" calcext:value-type="float">
            <text:p>26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2" calcext:value-type="date">
            <text:p>22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83" calcext:value-type="float">
            <text:p>315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2" calcext:value-type="date">
            <text:p>22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55" calcext:value-type="float">
            <text:p>26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4" calcext:value-type="date">
            <text:p>24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64" calcext:value-type="float">
            <text:p>264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6" calcext:value-type="date">
            <text:p>26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57" calcext:value-type="float">
            <text:p>26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6" calcext:value-type="date">
            <text:p>26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65" calcext:value-type="float">
            <text:p>26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7" calcext:value-type="date">
            <text:p>27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56" calcext:value-type="float">
            <text:p>264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31" calcext:value-type="date">
            <text:p>31/10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28" calcext:value-type="float">
            <text:p>316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1" calcext:value-type="date">
            <text:p>01/1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77" calcext:value-type="float">
            <text:p>264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8" calcext:value-type="date">
            <text:p>08/1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0" calcext:value-type="float">
            <text:p>264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1" calcext:value-type="date">
            <text:p>21/11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79" calcext:value-type="float">
            <text:p>264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7" calcext:value-type="date">
            <text:p>07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Ar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2" calcext:value-type="float">
            <text:p>264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0" calcext:value-type="date">
            <text:p>10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4" calcext:value-type="float">
            <text:p>264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0" calcext:value-type="date">
            <text:p>10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3" calcext:value-type="float">
            <text:p>264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2" calcext:value-type="date">
            <text:p>12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ani herds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5" calcext:value-type="float">
            <text:p>264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4" calcext:value-type="date">
            <text:p>24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6" calcext:value-type="float">
            <text:p>264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6" calcext:value-type="date">
            <text:p>26/12/2020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87" calcext:value-type="float">
            <text:p>26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1" calcext:value-type="date">
            <text:p>01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69" calcext:value-type="float">
            <text:p>303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2" calcext:value-type="date">
            <text:p>02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33" calcext:value-type="float">
            <text:p>32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2" calcext:value-type="date">
            <text:p>02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43" calcext:value-type="float">
            <text:p>268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6" calcext:value-type="date">
            <text:p>06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39" calcext:value-type="float">
            <text:p>317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9" calcext:value-type="date">
            <text:p>09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44" calcext:value-type="float">
            <text:p>268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8" calcext:value-type="date">
            <text:p>18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119" calcext:value-type="float">
            <text:p>27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9" calcext:value-type="date">
            <text:p>19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22" calcext:value-type="float">
            <text:p>272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2" calcext:value-type="date">
            <text:p>22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1" calcext:value-type="float">
            <text:p>317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4" calcext:value-type="date">
            <text:p>24/0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23" calcext:value-type="float">
            <text:p>309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7" calcext:value-type="date">
            <text:p>07/0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129" calcext:value-type="float">
            <text:p>271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8" calcext:value-type="date">
            <text:p>08/0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16" calcext:value-type="float">
            <text:p>309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9" calcext:value-type="date">
            <text:p>09/0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Niger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290" calcext:value-type="float">
            <text:p>27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71" calcext:value-type="float">
            <text:p>270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82" calcext:value-type="float">
            <text:p>35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6" calcext:value-type="date">
            <text:p>16/03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39" calcext:value-type="float">
            <text:p>27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2" calcext:value-type="date">
            <text:p>22/03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ap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845" calcext:value-type="float">
            <text:p>278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2" calcext:value-type="date">
            <text:p>22/03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3" calcext:value-type="float">
            <text:p>277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1" calcext:value-type="date">
            <text:p>01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59" calcext:value-type="float">
            <text:p>30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7" calcext:value-type="date">
            <text:p>07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ani herds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10" calcext:value-type="float">
            <text:p>277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8" calcext:value-type="date">
            <text:p>08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Firearms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02" calcext:value-type="float">
            <text:p>277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0" calcext:value-type="date">
            <text:p>10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2" calcext:value-type="float">
            <text:p>317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15" calcext:value-type="float">
            <text:p>27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8" calcext:value-type="date">
            <text:p>18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3" calcext:value-type="float">
            <text:p>317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1" calcext:value-type="date">
            <text:p>21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47" calcext:value-type="float">
            <text:p>292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2" calcext:value-type="date">
            <text:p>22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19" calcext:value-type="float">
            <text:p>27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5" calcext:value-type="date">
            <text:p>25/04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79" calcext:value-type="float">
            <text:p>32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4" calcext:value-type="date">
            <text:p>04/05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31" calcext:value-type="float">
            <text:p>309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4" calcext:value-type="float">
            <text:p>317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43" calcext:value-type="float">
            <text:p>281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3" calcext:value-type="date">
            <text:p>23/05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79" calcext:value-type="float">
            <text:p>281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4" calcext:value-type="date">
            <text:p>24/05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5" calcext:value-type="float">
            <text:p>317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6" calcext:value-type="date">
            <text:p>16/06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89" calcext:value-type="float">
            <text:p>320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7" calcext:value-type="date">
            <text:p>17/06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6" calcext:value-type="float">
            <text:p>317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lani herdsme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60" calcext:value-type="float">
            <text:p>284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9" calcext:value-type="date">
            <text:p>19/06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7" calcext:value-type="float">
            <text:p>31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61" calcext:value-type="float">
            <text:p>28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4" calcext:value-type="date">
            <text:p>04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HospitalStaff, Nurse, Technicia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89" calcext:value-type="float">
            <text:p>287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6" calcext:value-type="date">
            <text:p>06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91" calcext:value-type="float">
            <text:p>28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1" calcext:value-type="date">
            <text:p>11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32" calcext:value-type="float">
            <text:p>309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5" calcext:value-type="date">
            <text:p>15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81" calcext:value-type="float">
            <text:p>286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7" calcext:value-type="date">
            <text:p>17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, Volunte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85" calcext:value-type="float">
            <text:p>286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9" calcext:value-type="date">
            <text:p>19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93" calcext:value-type="float">
            <text:p>287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30" calcext:value-type="date">
            <text:p>30/07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95" calcext:value-type="float">
            <text:p>287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1" calcext:value-type="date">
            <text:p>01/08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9343" calcext:value-type="float">
            <text:p>29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1" calcext:value-type="date">
            <text:p>01/08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8" calcext:value-type="float">
            <text:p>317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8" calcext:value-type="date">
            <text:p>28/08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, 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09" calcext:value-type="float">
            <text:p>294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8" calcext:value-type="date">
            <text:p>28/08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, 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11" calcext:value-type="float">
            <text:p>294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8" calcext:value-type="date">
            <text:p>28/08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93" calcext:value-type="float">
            <text:p>29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4" calcext:value-type="date">
            <text:p>04/09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6" calcext:value-type="float">
            <text:p>29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5" calcext:value-type="date">
            <text:p>15/09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7" calcext:value-type="float">
            <text:p>292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8" calcext:value-type="date">
            <text:p>28/09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tical Party</text:p>
          </table:table-cell>
          <table:table-cell office:value-type="string" calcext:value-type="string">
            <text:p>Peoples Democratic Party (NIgeria)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9832" calcext:value-type="float">
            <text:p>298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8" calcext:value-type="date">
            <text:p>28/09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Guard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52" calcext:value-type="float">
            <text:p>295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2" calcext:value-type="date">
            <text:p>02/10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678" calcext:value-type="float">
            <text:p>29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3" calcext:value-type="date">
            <text:p>03/10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2099" calcext:value-type="float">
            <text:p>320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3" calcext:value-type="date">
            <text:p>03/10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838" calcext:value-type="float">
            <text:p>298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5" calcext:value-type="date">
            <text:p>25/10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igeria Police For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0" calcext:value-type="float">
            <text:p>300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3" calcext:value-type="date">
            <text:p>03/1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02" calcext:value-type="float">
            <text:p>303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1" calcext:value-type="date">
            <text:p>21/11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101" calcext:value-type="float">
            <text:p>30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9" calcext:value-type="date">
            <text:p>09/1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13" calcext:value-type="float">
            <text:p>32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2" calcext:value-type="date">
            <text:p>12/1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0" calcext:value-type="float">
            <text:p>317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3" calcext:value-type="date">
            <text:p>13/12/202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50" calcext:value-type="float">
            <text:p>305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5" calcext:value-type="date">
            <text:p>05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44" calcext:value-type="float">
            <text:p>307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5" calcext:value-type="date">
            <text:p>05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4" calcext:value-type="float">
            <text:p>340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08" calcext:value-type="date">
            <text:p>08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36" calcext:value-type="float">
            <text:p>340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1" calcext:value-type="date">
            <text:p>11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vernment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48" calcext:value-type="float">
            <text:p>311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59" calcext:value-type="float">
            <text:p>31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8" calcext:value-type="date">
            <text:p>28/0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01" calcext:value-type="float">
            <text:p>317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1" calcext:value-type="date">
            <text:p>01/0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47" calcext:value-type="float">
            <text:p>316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5" calcext:value-type="date">
            <text:p>05/0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5" calcext:value-type="float">
            <text:p>340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4" calcext:value-type="date">
            <text:p>14/0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8" calcext:value-type="float">
            <text:p>321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1" calcext:value-type="date">
            <text:p>21/0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37" calcext:value-type="float">
            <text:p>340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2" calcext:value-type="date">
            <text:p>22/0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1" calcext:value-type="float">
            <text:p>31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1" calcext:value-type="date">
            <text:p>11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87" calcext:value-type="float">
            <text:p>336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1" calcext:value-type="date">
            <text:p>11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88" calcext:value-type="float">
            <text:p>336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2" calcext:value-type="date">
            <text:p>12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51" calcext:value-type="float">
            <text:p>340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6" calcext:value-type="date">
            <text:p>16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6" calcext:value-type="float">
            <text:p>34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3" calcext:value-type="date">
            <text:p>23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52" calcext:value-type="float">
            <text:p>340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9" calcext:value-type="date">
            <text:p>29/03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310" calcext:value-type="float">
            <text:p>323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6" calcext:value-type="date">
            <text:p>06/04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6" calcext:value-type="float">
            <text:p>350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6" calcext:value-type="date">
            <text:p>06/04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87" calcext:value-type="float">
            <text:p>322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8" calcext:value-type="date">
            <text:p>18/04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A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68" calcext:value-type="float">
            <text:p>324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7" calcext:value-type="date">
            <text:p>27/04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470" calcext:value-type="float">
            <text:p>32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1" calcext:value-type="date">
            <text:p>01/05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29" calcext:value-type="float">
            <text:p>327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6" calcext:value-type="date">
            <text:p>06/06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75" calcext:value-type="float">
            <text:p>329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0" calcext:value-type="date">
            <text:p>10/06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6" calcext:value-type="float">
            <text:p>332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1" calcext:value-type="date">
            <text:p>21/06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38" calcext:value-type="float">
            <text:p>332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5" calcext:value-type="date">
            <text:p>25/06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39" calcext:value-type="float">
            <text:p>33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5" calcext:value-type="date">
            <text:p>25/06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42" calcext:value-type="float">
            <text:p>332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1" calcext:value-type="date">
            <text:p>01/07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339" calcext:value-type="float">
            <text:p>35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5" calcext:value-type="date">
            <text:p>15/07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12" calcext:value-type="float">
            <text:p>341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3" calcext:value-type="date">
            <text:p>03/08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ap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41" calcext:value-type="float">
            <text:p>34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0" calcext:value-type="date">
            <text:p>10/08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7" calcext:value-type="float">
            <text:p>345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8" calcext:value-type="date">
            <text:p>08/09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8" calcext:value-type="float">
            <text:p>348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2" calcext:value-type="date">
            <text:p>22/09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13" calcext:value-type="float">
            <text:p>353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Eastern Security Network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4" calcext:value-type="float">
            <text:p>350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2" calcext:value-type="date">
            <text:p>12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6" calcext:value-type="float">
            <text:p>350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5" calcext:value-type="date">
            <text:p>15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1" calcext:value-type="float">
            <text:p>36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7" calcext:value-type="date">
            <text:p>17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28" calcext:value-type="float">
            <text:p>35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8" calcext:value-type="date">
            <text:p>18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40" calcext:value-type="float">
            <text:p>35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5" calcext:value-type="date">
            <text:p>25/10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376" calcext:value-type="float">
            <text:p>363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3" calcext:value-type="date">
            <text:p>03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080" calcext:value-type="float">
            <text:p>360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9" calcext:value-type="date">
            <text:p>09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53" calcext:value-type="float">
            <text:p>359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7" calcext:value-type="date">
            <text:p>17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Nige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44" calcext:value-type="float">
            <text:p>359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8" calcext:value-type="date">
            <text:p>18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1" calcext:value-type="float">
            <text:p>360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9" calcext:value-type="date">
            <text:p>19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16" calcext:value-type="float">
            <text:p>379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2" calcext:value-type="date">
            <text:p>22/11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54" calcext:value-type="float">
            <text:p>359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8" calcext:value-type="date">
            <text:p>08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4" calcext:value-type="float">
            <text:p>362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0" calcext:value-type="date">
            <text:p>10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61" calcext:value-type="float">
            <text:p>36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2" calcext:value-type="date">
            <text:p>12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08" calcext:value-type="float">
            <text:p>379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0" calcext:value-type="date">
            <text:p>20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8" calcext:value-type="float">
            <text:p>364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7" calcext:value-type="date">
            <text:p>27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5" calcext:value-type="float">
            <text:p>36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31" calcext:value-type="date">
            <text:p>31/12/202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525" calcext:value-type="float">
            <text:p>365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9" calcext:value-type="date">
            <text:p>09/01/20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936" calcext:value-type="float">
            <text:p>369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5" calcext:value-type="date">
            <text:p>25/01/20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82" calcext:value-type="float">
            <text:p>37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9" calcext:value-type="date">
            <text:p>29/01/20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3" calcext:value-type="float">
            <text:p>371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6" calcext:value-type="date">
            <text:p>26/02/20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939" calcext:value-type="float">
            <text:p>379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17" calcext:value-type="date">
            <text:p>17/03/202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10" calcext:value-type="float">
            <text:p>38310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Nigeria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Nigeria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8:46.176656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0:37.917112356</meta:creation-date>
    <dc:date>2023-05-15T16:39:32.677406446</dc:date>
    <meta:editing-duration>PT3M37S</meta:editing-duration>
    <meta:editing-cycles>3</meta:editing-cycles>
    <meta:generator>LibreOffice/7.0.4.2$Linux_X86_64 LibreOffice_project/00$Build-2</meta:generator>
    <meta:document-statistic meta:table-count="2" meta:cell-count="16458" meta:object-count="0"/>
  </office:meta>
</office:document-meta>
</file>